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665in"/>
    </style:style>
    <style:style style:name="co4" style:family="table-column">
      <style:table-column-properties fo:break-before="auto" style:column-width="3.6in"/>
    </style:style>
    <style:style style:name="co5" style:family="table-column">
      <style:table-column-properties fo:break-before="auto" style:column-width="2.078in"/>
    </style:style>
    <style:style style:name="co6" style:family="table-column">
      <style:table-column-properties fo:break-before="auto" style:column-width="5.2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/>
      <style:text-properties fo:color="#000000"/>
    </style:style>
    <style:style style:name="ce7" style:family="table-cell" style:parent-style-name="Default">
      <style:table-cell-properties fo:border-bottom="none" fo:background-color="#ffd7d7" fo:border-left="none" fo:border-right="none" fo:border-top="0.06pt solid #000000"/>
      <style:text-properties fo:color="#ff0000"/>
    </style:style>
    <style:style style:name="ce8" style:family="table-cell" style:parent-style-name="Default">
      <style:table-cell-properties fo:background-color="#ffd7d7" style:vertical-align="top"/>
      <style:text-properties fo:color="#ff0000"/>
    </style:style>
    <style:style style:name="ce9" style:family="table-cell" style:parent-style-name="Default">
      <style:table-cell-properties fo:border-bottom="0.06pt solid #000000" fo:background-color="#ffd7d7" fo:border-left="none" fo:border-right="none" fo:border-top="none"/>
      <style:text-properties fo:color="#ff0000"/>
    </style:style>
    <style:style style:name="ce10" style:family="table-cell" style:parent-style-name="Default">
      <style:table-cell-properties fo:background-color="#eeeeee"/>
      <style:text-properties fo:color="#ff0000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>
      <style:text-properties fo:color="#00a933"/>
    </style:style>
    <style:style style:name="ce2" style:family="table-cell" style:parent-style-name="Default">
      <style:table-cell-properties fo:background-color="#dee6ef"/>
      <style:text-properties fo:color="#c9211e"/>
    </style:style>
    <style:style style:name="ce3" style:family="table-cell" style:parent-style-name="Default">
      <style:table-cell-properties fo:background-color="#dee6ef"/>
    </style:style>
    <style:style style:name="ce15" style:family="table-cell" style:parent-style-name="Default">
      <style:table-cell-properties fo:background-color="#ffd7d7"/>
      <style:text-properties fo:color="#ff0000"/>
    </style:style>
    <style:style style:name="ce4" style:family="table-cell" style:parent-style-name="Default">
      <style:table-cell-properties fo:background-color="#dde8cb"/>
      <style:text-properties fo:color="#000000"/>
    </style:style>
    <style:style style:name="ce17" style:family="table-cell" style:parent-style-name="Default">
      <style:table-cell-properties fo:border-bottom="none" fo:background-color="#dde8cb" fo:border-left="none" fo:border-right="none" fo:border-top="0.06pt solid #000000"/>
      <style:text-properties fo:color="#000000"/>
    </style:style>
    <style:style style:name="ce18" style:family="table-cell" style:parent-style-name="Default">
      <style:table-cell-properties fo:border-bottom="0.06pt solid #000000" fo:background-color="#dde8cb" fo:border-left="none" fo:border-right="none" fo:border-top="none"/>
      <style:text-properties fo:color="#000000"/>
    </style:style>
    <style:style style:name="ce19" style:family="table-cell" style:parent-style-name="Default">
      <style:table-cell-properties fo:background-color="#eeeeee"/>
      <style:text-properties fo:color="#000000"/>
    </style:style>
    <style:style style:name="ce5" style:family="table-cell" style:parent-style-name="Default">
      <style:table-cell-properties fo:background-color="#ffd7d7"/>
      <style:text-properties fo:color="#000000"/>
    </style:style>
    <style:style style:name="ce21" style:family="table-cell" style:parent-style-name="Default">
      <style:table-cell-properties fo:border-bottom="none" fo:background-color="#ffd7d7" fo:border-left="none" fo:border-right="none" fo:border-top="0.06pt solid #000000"/>
      <style:text-properties fo:color="#000000"/>
    </style:style>
    <style:style style:name="ce22" style:family="table-cell" style:parent-style-name="Default">
      <style:table-cell-properties fo:border-bottom="0.06pt solid #000000" fo:background-color="#ffd7d7" fo:border-left="none" fo:border-right="none" fo:border-top="none"/>
      <style:text-properties fo:color="#000000"/>
    </style:style>
    <style:style style:name="ce23" style:family="table-cell" style:parent-style-name="Default">
      <style:table-cell-properties fo:border-bottom="none" fo:background-color="#dee6ef" fo:border-left="none" fo:border-right="none" fo:border-top="0.06pt solid #000000"/>
      <style:text-properties fo:color="#000000"/>
    </style:style>
    <style:style style:name="ce24" style:family="table-cell" style:parent-style-name="Default">
      <style:table-cell-properties fo:border-bottom="0.06pt solid #000000" fo:background-color="#dee6ef" fo:border-left="none" fo:border-right="none" fo:border-top="none"/>
      <style:text-properties fo:color="#000000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5" table:default-cell-style-name="ce1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Original Target File <text:s text:c="11"/>C:\Users\ncterry\Documents\http_connectivity_tester\NCT HTTP-Connectivity-Tester\NCT HTTP-Connectivity-Tester-master\NCT Examples\NCT Microsoft\WindowsTelemetry\WindowsTelemetryConnectivity</text:p>
          </table:table-cell>
          <table:table-cell table:style-name="ce2"/>
          <table:table-cell/>
          <table:table-cell table:style-name="ce2" table:number-columns-repeated="1021"/>
        </table:table-row>
        <table:table-row table:style-name="ro1">
          <table:table-cell table:style-name="ce1"/>
          <table:table-cell table:style-name="ce2"/>
          <table:table-cell/>
          <table:table-cell table:style-name="ce2" table:number-columns-repeated="1021"/>
        </table:table-row>
        <table:table-row table:style-name="ro1">
          <table:table-cell table:style-name="ce1" office:value-type="string" calcext:value-type="string">
            <text:p>Column A – Spreadsheet Tab <text:s text:c="2"/>(What is on the recent Spreadsheet from Microsoft (mdatp-urls.xlsx)</text:p>
          </table:table-cell>
          <table:table-cell table:style-name="ce2"/>
          <table:table-cell/>
          <table:table-cell table:style-name="ce2" table:number-columns-repeated="1021"/>
        </table:table-row>
        <table:table-row table:style-name="ro1">
          <table:table-cell table:style-name="ce1" office:value-type="string" calcext:value-type="string">
            <text:p>Column B – Spreadsheet Row <text:s/>(What is on the recent Spreadsheet from Microsoft (mdatp-urls.xlsx)</text:p>
          </table:table-cell>
          <table:table-cell table:style-name="ce2"/>
          <table:table-cell/>
          <table:table-cell table:style-name="ce2" table:number-columns-repeated="1021"/>
        </table:table-row>
        <table:table-row table:style-name="ro1">
          <table:table-cell table:style-name="ce1" office:value-type="string" calcext:value-type="string">
            <text:p>Column C – Spreadsheet Url <text:s text:c="3"/>(What is on the recent Spreadsheet from Microsoft (mdatp-urls.xlsx)</text:p>
          </table:table-cell>
          <table:table-cell table:style-name="ce2"/>
          <table:table-cell/>
          <table:table-cell table:style-name="ce2" table:number-columns-repeated="1021"/>
        </table:table-row>
        <table:table-row table:style-name="ro1">
          <table:table-cell table:style-name="ce1"/>
          <table:table-cell table:style-name="ce2"/>
          <table:table-cell/>
          <table:table-cell table:style-name="ce2" table:number-columns-repeated="1021"/>
        </table:table-row>
        <table:table-row table:style-name="ro1">
          <table:table-cell table:style-name="ce1" office:value-type="string" calcext:value-type="string">
            <text:p>Column D – Full Target URL (From our original file)</text:p>
          </table:table-cell>
          <table:table-cell table:style-name="ce2"/>
          <table:table-cell/>
          <table:table-cell table:style-name="ce2" table:number-columns-repeated="1021"/>
        </table:table-row>
        <table:table-row table:style-name="ro1">
          <table:table-cell table:style-name="ce1" office:value-type="string" calcext:value-type="string">
            <text:p>Column E – UrlPattern <text:s text:c="8"/>(From our original file)</text:p>
          </table:table-cell>
          <table:table-cell table:style-name="ce3"/>
          <table:table-cell/>
          <table:table-cell table:style-name="ce3" table:number-columns-repeated="1021"/>
        </table:table-row>
        <table:table-row table:style-name="ro1">
          <table:table-cell table:style-name="ce1" office:value-type="string" calcext:value-type="string">
            <text:p>Column F – Original Text</text:p>
          </table:table-cell>
          <table:table-cell table:style-name="ce2"/>
          <table:table-cell/>
          <table:table-cell table:style-name="ce2" table:number-columns-repeated="1021"/>
        </table:table-row>
        <table:table-row table:style-name="ro1">
          <table:table-cell table:number-columns-repeated="5"/>
          <table:table-cell office:value-type="string" calcext:value-type="string">
            <text:p>Set-StrictMode -Version 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Import-Module -Name HttpConnectivityTester -Forc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# 1. import this fi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Import-Module .\WindowsTelemetryConnectivity.psm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# 2. run one of the following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= Get-WindowsTelemetryConnectivit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= Get-WindowsTelemetryConnectivity -Verbos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= Get-WindowsTelemetryConnectivity -PerformBlueCoatLook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= Get-WindowsTelemetryConnectivity -Verbose -PerformBlueCoatLooku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# 3. filter results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$connectivity | Format-List -Property Blocked,TestUrl,UnblockUrl,DnsAliases,IpAddresses,Description,Resolved,ActualStatusCode,ExpectedStatusCode,UnexpectedStatu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# 4. save results to a file: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# Save-HttpConnectivity -Objects $connectivity -FileName ('WindowsTelemetryConnectivity_{0:yyyyMMdd_HHmmss}' -f (Get-Date)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unction Get-WindowsTelemetryConnectivity() {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&lt;#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.SYNOPSI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s connectivity information for Windows Telemetry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DESCRIP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s connectivity information for Windows Telemetry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PARAMETER PerformBlueCoatLook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Use Symantec BlueCoat SiteReview to lookup what SiteReview category the URL is i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EXAMP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-WindowsTelemetryConnectivity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EXAMP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-WindowsTelemetryConnectivity -Verbos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EXAMP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-WindowsTelemetryConnectivity -PerformBlueCoatLooku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.EXAMP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Get-WindowsTelemetryConnectivity -Verbose -PerformBlueCoatLook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#&gt;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[CmdletBinding()]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[OutputType([System.Collections.Generic.List[pscustomobject]])]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Param(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8"/>[Parameter(Mandatory=$false, HelpMessage='Whether to perform a BlueCoat Site Review lookup on the URL. Warning: The BlueCoat Site Review REST API is rate limited.')]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8"/>[switch]$PerformBluecoatLookup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$isVerbose = $VerbosePreference -eq 'Continue'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$data = New-Object System.Collections.Generic.List[System.Collections.Hashtabl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# https://docs.microsoft.com/en-us/windows/privacy/configure-windows-diagnostic-data-in-your-organization#endpoin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NOT FOUND</text:p>
          </table:table-cell>
          <table:table-cell table:style-name="ce7"/>
          <table:table-cell table:style-name="ce17"/>
          <table:table-cell table:style-name="ce21" office:value-type="string" calcext:value-type="string">
            <text:p><text:span text:style-name="T3"><text:a xlink:href="https://v10.vortex-win.data.microsoft.com/collect/v1" xlink:type="simple">https://v10.vortex-win.data.microsoft.com/collect/v1</text:a></text:span></text:p>
          </table:table-cell>
          <table:table-cell table:style-name="ce23"/>
          <table:table-cell table:style-name="ce25" office:value-type="string" calcext:value-type="string">
            <text:p><text:s text:c="4"/>$data.Add(@{ TestUrl = 'https://v10.vortex-win.data.microsoft.com/collect/v1'; ExpectedStatusCode = 400; Description = 'Diagnostic/telemetry data for Windows 10 1607 and later.'; PerformBluecoatLookup=$PerformBluecoatLookup; Verbose=$isVerbose })</text:p>
          </table:table-cell>
          <table:table-cell table:style-name="ce25" table:number-columns-repeated="1018"/>
        </table:table-row>
        <table:table-row table:style-name="ro1">
          <table:table-cell table:style-name="ce8" office:value-type="string" calcext:value-type="string">
            <text:p>Closest Tab(Microsoft Defender URLs) </text:p>
          </table:table-cell>
          <table:table-cell table:style-name="ce15" office:value-type="string" calcext:value-type="string">
            <text:p>Row 84</text:p>
          </table:table-cell>
          <table:table-cell office:value-type="string" calcext:value-type="string">
            <text:p>“vortex-win.data.microsoft.com”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<text:span text:style-name="T1">Missing the     “/health/keepalive”  and  </text:span><text:span text:style-name="T2">NO HTTPS://</text:span></text:p>
          </table:table-cell>
          <table:table-cell table:style-name="ce9"/>
          <table:table-cell table:style-name="ce18"/>
          <table:table-cell table:style-name="ce22"/>
          <table:table-cell table:style-name="ce24"/>
          <table:table-cell table:style-name="ce26" table:number-columns-repeated="1019"/>
        </table:table-row>
        <table:table-row table:style-name="ro1">
          <table:table-cell table:style-name="ce10" table:number-columns-repeated="2"/>
          <table:table-cell table:style-name="ce19" table:number-columns-repeated="3"/>
          <table:table-cell table:style-name="ce11" table:number-columns-repeated="1019"/>
        </table:table-row>
        <table:table-row table:style-name="ro2">
          <table:table-cell table:style-name="ce7" office:value-type="string" calcext:value-type="string">
            <text:p>NOT FOUND</text:p>
          </table:table-cell>
          <table:table-cell table:style-name="ce7"/>
          <table:table-cell table:style-name="ce17"/>
          <table:table-cell table:style-name="ce21" office:value-type="string" calcext:value-type="string">
            <text:p><text:span text:style-name="T3"><text:a xlink:href="https://v20.vortex-win.data.microsoft.com/collect/v1" xlink:type="simple">https://v20.vortex-win.data.microsoft.com/collect/v1</text:a></text:span></text:p>
          </table:table-cell>
          <table:table-cell table:style-name="ce23"/>
          <table:table-cell table:style-name="ce25" office:value-type="string" calcext:value-type="string">
            <text:p><text:s text:c="4"/>$data.Add(@{ TestUrl = 'https://v20.vortex-win.data.microsoft.com/collect/v1'; ExpectedStatusCode = 400; Description = 'Diagnostic/telemetry data for Windows 10 1703 and later.'; PerformBluecoatLookup=$PerformBluecoatLookup; Verbose=$isVerbose })</text:p>
          </table:table-cell>
          <table:table-cell table:style-name="ce25" table:number-columns-repeated="1018"/>
        </table:table-row>
        <table:table-row table:style-name="ro1">
          <table:table-cell table:style-name="ce8" office:value-type="string" calcext:value-type="string">
            <text:p>Closest Tab(Microsoft Defender URLs) </text:p>
          </table:table-cell>
          <table:table-cell table:style-name="ce15" office:value-type="string" calcext:value-type="string">
            <text:p>Row 84</text:p>
          </table:table-cell>
          <table:table-cell office:value-type="string" calcext:value-type="string">
            <text:p>“vortex-win.data.microsoft.com”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<text:span text:style-name="T1">Missing the     “/health/keepalive”  and  </text:span><text:span text:style-name="T2">NO HTTPS://</text:span></text:p>
          </table:table-cell>
          <table:table-cell table:style-name="ce9"/>
          <table:table-cell table:style-name="ce18"/>
          <table:table-cell table:style-name="ce22"/>
          <table:table-cell table:style-name="ce24"/>
          <table:table-cell table:style-name="ce26" table:number-columns-repeated="1019"/>
        </table:table-row>
        <table:table-row table:style-name="ro1">
          <table:table-cell table:style-name="ce11" table:number-columns-repeated="2"/>
          <table:table-cell table:style-name="ce19" table:number-columns-repeated="3"/>
          <table:table-cell table:style-name="ce11" table:number-columns-repeated="1019"/>
        </table:table-row>
        <table:table-row table:style-name="ro1">
          <table:table-cell table:style-name="ce12" office:value-type="string" calcext:value-type="string">
            <text:p>Found - Tab(Microsoft Defender URLs) </text:p>
          </table:table-cell>
          <table:table-cell table:style-name="ce12" office:value-type="string" calcext:value-type="string">
            <text:p>Row 10</text:p>
          </table:table-cell>
          <table:table-cell office:value-type="string" calcext:value-type="string">
            <text:p>“settings-win.data.microsoft.com”</text:p>
          </table:table-cell>
          <table:table-cell office:value-type="string" calcext:value-type="string">
            <text:p><text:span text:style-name="T3"><text:a xlink:href="https://settings-win.data.microsoft.com/" xlink:type="simple">https://settings-win.data.microsoft.com</text:a></text:span></text:p>
          </table:table-cell>
          <table:table-cell/>
          <table:table-cell office:value-type="string" calcext:value-type="string">
            <text:p><text:s text:c="4"/>$data.Add(@{ TestUrl = 'https://settings-win.data.microsoft.com'; ExpectedStatusCode = 404; Description = 'Used by applications, such as Windows Connected User Experiences and Telemetry component and Windows Insider Program, to dynamically update their configuration.'; PerformBluecoatLookup=$PerformBluecoatLookup; Verbose=$isVerbose })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" office:value-type="string" calcext:value-type="string">
            <text:p>Row 85</text:p>
          </table:table-cell>
          <table:table-cell office:value-type="string" calcext:value-type="string">
            <text:p>“settings-win.data.microsoft.com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ttps://watson.telemetry.microsoft.com</text:p>
          </table:table-cell>
          <table:table-cell/>
          <table:table-cell office:value-type="string" calcext:value-type="string">
            <text:p><text:s text:c="4"/>$data.Add(@{ TestUrl = 'https://watson.telemetry.microsoft.com'; ExpectedStatusCode = 404; Description = 'Windows Error Reporting.'; PerformBluecoatLookup=$PerformBluecoatLookup; Verbose=$isVerbose }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3"><text:a xlink:href="https://ceuswatcab01.blob.core.windows.net/" xlink:type="simple">https://ceuswatcab01.blob.core.windows.net</text:a></text:span></text:p>
          </table:table-cell>
          <table:table-cell/>
          <table:table-cell office:value-type="string" calcext:value-type="string">
            <text:p><text:s text:c="4"/>$data.Add(@{ TestUrl = 'https://ceuswatcab01.blob.core.windows.net'; ExpectedStatusCode = 404; Description = 'Windows Error Reporting Central US 1.'; PerformBluecoatLookup=$PerformBluecoatLookup; Verbose=$isVerbose }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3"><text:a xlink:href="https://ceuswatcab02.blob.core.windows.net/" xlink:type="simple">https://ceuswatcab02.blob.core.windows.net</text:a></text:span></text:p>
          </table:table-cell>
          <table:table-cell/>
          <table:table-cell office:value-type="string" calcext:value-type="string">
            <text:p><text:s text:c="4"/>$data.Add(@{ TestUrl = 'https://ceuswatcab02.blob.core.windows.net'; ExpectedStatusCode = 404; Description = 'Windows Error Reporting Central US 2.'; PerformBluecoatLookup=$PerformBluecoatLookup; Verbose=$isVerbose }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3"><text:a xlink:href="https://eaus2watcab01.blob.core.windows.net/" xlink:type="simple">https://eaus2watcab01.blob.core.windows.net</text:a></text:span></text:p>
          </table:table-cell>
          <table:table-cell/>
          <table:table-cell office:value-type="string" calcext:value-type="string">
            <text:p><text:s text:c="4"/>$data.Add(@{ TestUrl = 'https://eaus2watcab01.blob.core.windows.net'; ExpectedStatusCode = 404; Description = 'Windows Error Reporting East US 1.'; PerformBluecoatLookup=$PerformBluecoatLookup; Verbose=$isVerbose }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3"><text:a xlink:href="https://eaus2watcab02.blob.core.windows.net/" xlink:type="simple">https://eaus2watcab02.blob.core.windows.net</text:a></text:span></text:p>
          </table:table-cell>
          <table:table-cell/>
          <table:table-cell office:value-type="string" calcext:value-type="string">
            <text:p><text:s text:c="4"/>$data.Add(@{ TestUrl = 'https://eaus2watcab02.blob.core.windows.net'; ExpectedStatusCode = 404; Description = 'Windows Error Reporting East US 2.'; PerformBluecoatLookup=$PerformBluecoatLookup; Verbose=$isVerbose }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3"><text:a xlink:href="https://weus2watcab01.blob.core.windows.net/" xlink:type="simple">https://weus2watcab01.blob.core.windows.net</text:a></text:span></text:p>
          </table:table-cell>
          <table:table-cell/>
          <table:table-cell office:value-type="string" calcext:value-type="string">
            <text:p><text:s text:c="4"/>$data.Add(@{ TestUrl = 'https://weus2watcab01.blob.core.windows.net'; ExpectedStatusCode = 404; Description = 'Windows Error Reporting West US 1.'; PerformBluecoatLookup=$PerformBluecoatLookup; Verbose=$isVerbose }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3"><text:a xlink:href="https://weus2watcab02.blob.core.windows.net/" xlink:type="simple">https://weus2watcab02.blob.core.windows.net</text:a></text:span></text:p>
          </table:table-cell>
          <table:table-cell/>
          <table:table-cell office:value-type="string" calcext:value-type="string">
            <text:p><text:s text:c="4"/>$data.Add(@{ TestUrl = 'https://weus2watcab02.blob.core.windows.net'; ExpectedStatusCode = 404; Description = 'Windows Error Reporting West US 2.'; PerformBluecoatLookup=$PerformBluecoatLookup; Verbose=$isVerbose }) <text:s text:c="3"/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3"><text:a xlink:href="https://oca.telemetry.microsoft.com/" xlink:type="simple">https://oca.telemetry.microsoft.com</text:a></text:span></text:p>
          </table:table-cell>
          <table:table-cell/>
          <table:table-cell office:value-type="string" calcext:value-type="string">
            <text:p><text:s text:c="4"/>$data.Add(@{ TestUrl = 'https://oca.telemetry.microsoft.com'; ExpectedStatusCode = 404; Description = 'Online Crash Analysis.'; PerformBluecoatLookup=$PerformBluecoatLookup; Verbose=$isVerbose }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3"><text:a xlink:href="https://vortex.data.microsoft.com/collect/v1" xlink:type="simple">https://vortex.data.microsoft.com/collect/v1</text:a></text:span></text:p>
          </table:table-cell>
          <table:table-cell/>
          <table:table-cell office:value-type="string" calcext:value-type="string">
            <text:p><text:s text:c="4"/>$data.Add(@{ TestUrl = 'https://vortex.data.microsoft.com/collect/v1'; ExpectedStatusCode = 400; Description = 'OneDrive app for Windows 10.'; PerformBluecoatLookup=$PerformBluecoatLookup; Verbose=$isVerbose }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$results = New-Object System.Collections.Generic.List[pscustomobject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$data | ForEach-Object {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8"/>$connectivity = Get-HttpConnectivity @_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8"/>$results.Add($connectivity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<text:s text:c="4"/>}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<text:s text:c="4"/>return $result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}</text:p>
          </table:table-cell>
          <table:table-cell table:number-columns-repeated="1018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09:56:14.0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2T09:52:01.428000000</meta:creation-date>
    <dc:date>2021-01-12T10:22:55.417000000</dc:date>
    <meta:editing-duration>PT9M50S</meta:editing-duration>
    <meta:editing-cycles>3</meta:editing-cycles>
    <meta:generator>LibreOffice/7.0.3.1$Windows_X86_64 LibreOffice_project/d7547858d014d4cf69878db179d326fc3483e082</meta:generator>
    <meta:document-statistic meta:table-count="1" meta:cell-count="92" meta:object-count="0"/>
  </office:meta>
</office:document-meta>
</file>